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11.73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1.6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ount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11/12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264733</text:p>
          </table:table-cell>
          <table:table-cell office:value-type="string">
            <text:p>Zoe</text:p>
          </table:table-cell>
        </table:table-row>
        <table:table-row table:style-name="ro1">
          <table:table-cell office:value-type="string">
            <text:p>07/12/2009</text:p>
          </table:table-cell>
          <table:table-cell office:value-type="string">
            <text:p>-129.16</text:p>
          </table:table-cell>
          <table:table-cell office:value-type="string">
            <text:p>ANZ INTERNET FUNDS TRANSFER TASMAN DC RATES 871539</text:p>
          </table:table-cell>
          <table:table-cell office:value-type="string">
            <text:p>Rates</text:p>
          </table:table-cell>
        </table:table-row>
        <table:table-row table:style-name="ro1">
          <table:table-cell office:value-type="string">
            <text:p>04/12/2009</text:p>
          </table:table-cell>
          <table:table-cell office:value-type="string">
            <text:p>-400.00</text:p>
          </table:table-cell>
          <table:table-cell office:value-type="string">
            <text:p>ANZ INTERNET FUNDS TRANSFER Gumboots 757820</text:p>
          </table:table-cell>
          <table:table-cell office:value-type="string">
            <text:p>Gardening</text:p>
          </table:table-cell>
        </table:table-row>
        <table:table-row table:style-name="ro1">
          <table:table-cell office:value-type="string">
            <text:p>04/12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772940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01/12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01/12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27/11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350290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5/11/2009</text:p>
          </table:table-cell>
          <table:table-cell office:value-type="string">
            <text:p>-1.00</text:p>
          </table:table-cell>
          <table:table-cell office:value-type="string">
            <text:p>AP EVANS G D BONUS INT SE RIOUS SAVER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0/11/2009</text:p>
          </table:table-cell>
          <table:table-cell office:value-type="string">
            <text:p>-3.05</text:p>
          </table:table-cell>
          <table:table-cell office:value-type="string">
            <text:p>CREDIT FACILITY FEE - OVERDRAFTS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20/11/2009</text:p>
          </table:table-cell>
          <table:table-cell office:value-type="string">
            <text:p>-5.20</text:p>
          </table:table-cell>
          <table:table-cell office:value-type="string">
            <text:p>13 ELECTRONIC TRANSACTIONS - FEE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20/11/2009</text:p>
          </table:table-cell>
          <table:table-cell office:value-type="string">
            <text:p>-3.50</text:p>
          </table:table-cell>
          <table:table-cell office:value-type="string">
            <text:p>ADMINISTRATION FEE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20/11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825940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16/11/2009</text:p>
          </table:table-cell>
          <table:table-cell office:value-type="string">
            <text:p>-5000.00</text:p>
          </table:table-cell>
          <table:table-cell office:value-type="string">
            <text:p>ANZ INTERNET FUNDS TRANSFER G EVANS AND S CRAZE 451411</text:p>
          </table:table-cell>
          <table:table-cell office:value-type="string">
            <text:p>Mortgage</text:p>
          </table:table-cell>
        </table:table-row>
        <table:table-row table:style-name="ro1">
          <table:table-cell office:value-type="string">
            <text:p>13/11/2009</text:p>
          </table:table-cell>
          <table:table-cell office:value-type="string">
            <text:p>-5000.00</text:p>
          </table:table-cell>
          <table:table-cell office:value-type="string">
            <text:p>ANZ INTERNET FUNDS TRANSFER G EVANS AND S CRAZE 425977</text:p>
          </table:table-cell>
          <table:table-cell office:value-type="string">
            <text:p>Mortgage</text:p>
          </table:table-cell>
        </table:table-row>
        <table:table-row table:style-name="ro1">
          <table:table-cell office:value-type="string">
            <text:p>13/11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405636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13/11/2009</text:p>
          </table:table-cell>
          <table:table-cell office:value-type="string">
            <text:p>3.54</text:p>
          </table:table-cell>
          <table:table-cell office:value-type="string">
            <text:p>DC Apra New Zealan NZ Royalty</text:p>
          </table:table-cell>
          <table:table-cell office:value-type="string">
            <text:p>Royalties</text:p>
          </table:table-cell>
        </table:table-row>
        <table:table-row table:style-name="ro1">
          <table:table-cell office:value-type="string">
            <text:p>09/11/2009</text:p>
          </table:table-cell>
          <table:table-cell office:value-type="string">
            <text:p>-129.16</text:p>
          </table:table-cell>
          <table:table-cell office:value-type="string">
            <text:p>ANZ INTERNET FUNDS TRANSFER TASMAN DC RATES 969788</text:p>
          </table:table-cell>
          <table:table-cell office:value-type="string">
            <text:p>Rates</text:p>
          </table:table-cell>
        </table:table-row>
        <table:table-row table:style-name="ro1">
          <table:table-cell office:value-type="string">
            <text:p>06/11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924250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04/11/2009</text:p>
          </table:table-cell>
          <table:table-cell office:value-type="string">
            <text:p>11289.00</text:p>
          </table:table-cell>
          <table:table-cell office:value-type="string">
            <text:p>DC CURRENCY ONLINE SAM</text:p>
          </table:table-cell>
          <table:table-cell office:value-type="string">
            <text:p>Pounds</text:p>
          </table:table-cell>
        </table:table-row>
        <table:table-row table:style-name="ro1">
          <table:table-cell office:value-type="string">
            <text:p>02/11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02/11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30/10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521150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7/10/2009</text:p>
          </table:table-cell>
          <table:table-cell office:value-type="string">
            <text:p>-1.00</text:p>
          </table:table-cell>
          <table:table-cell office:value-type="string">
            <text:p>AP EVANS G D BONUS INT SE RIOUS SAVER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3/10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136708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0/10/2009</text:p>
          </table:table-cell>
          <table:table-cell office:value-type="string">
            <text:p>-3.15</text:p>
          </table:table-cell>
          <table:table-cell office:value-type="string">
            <text:p>CREDIT FACILITY FEE - OVERDRAFTS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20/10/2009</text:p>
          </table:table-cell>
          <table:table-cell office:value-type="string">
            <text:p>-3.60</text:p>
          </table:table-cell>
          <table:table-cell office:value-type="string">
            <text:p>9 ELECTRONIC TRANSACTIONS - FEE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20/10/2009</text:p>
          </table:table-cell>
          <table:table-cell office:value-type="string">
            <text:p>-3.50</text:p>
          </table:table-cell>
          <table:table-cell office:value-type="string">
            <text:p>ADMINISTRATION FEE</text:p>
          </table:table-cell>
          <table:table-cell office:value-type="string">
            <text:p>Fees</text:p>
          </table:table-cell>
        </table:table-row>
        <table:table-row table:style-name="ro1">
          <table:table-cell office:value-type="string">
            <text:p>16/10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602563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16/10/2009</text:p>
          </table:table-cell>
          <table:table-cell office:value-type="string">
            <text:p>22.51</text:p>
          </table:table-cell>
          <table:table-cell office:value-type="string">
            <text:p>DC AMP LIMITED AMP DIVIDEND EVANS G N0045857603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string">
            <text:p>09/10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219766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07/10/2009</text:p>
          </table:table-cell>
          <table:table-cell office:value-type="string">
            <text:p>-129.16</text:p>
          </table:table-cell>
          <table:table-cell office:value-type="string">
            <text:p>ANZ INTERNET FUNDS TRANSFER TASMAN DC RATES 960192</text:p>
          </table:table-cell>
          <table:table-cell office:value-type="string">
            <text:p>Rates</text:p>
          </table:table-cell>
        </table:table-row>
        <table:table-row table:style-name="ro1">
          <table:table-cell office:value-type="string">
            <text:p>02/10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742506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01/10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01/10/2009</text:p>
          </table:table-cell>
          <table:table-cell office:value-type="string">
            <text:p>-100.00</text:p>
          </table:table-cell>
          <table:table-cell office:value-type="string">
            <text:p>DD TOWERMANAGEDFUNDS 1135087 EVANS GD TOWER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25/09/2009</text:p>
          </table:table-cell>
          <table:table-cell office:value-type="string">
            <text:p>-10.00</text:p>
          </table:table-cell>
          <table:table-cell office:value-type="string">
            <text:p>ANZ INTERNET FUNDS TRANSFER TO <text:s text:c="4"/>819011132352 <text:s text:c="5"/>342469</text:p>
          </table:table-cell>
          <table:table-cell office:value-type="string">
            <text:p>Savings</text:p>
          </table:table-cell>
        </table:table-row>
        <table:table-row table:style-name="ro1">
          <table:table-cell office:value-type="string">
            <text:p>25/09/2009</text:p>
          </table:table-cell>
          <table:table-cell office:value-type="string">
            <text:p>-1.00</text:p>
          </table:table-cell>
          <table:table-cell office:value-type="string">
            <text:p>AP EVANS G D BONUS INT SE RIOUS SAVER</text:p>
          </table:table-cell>
          <table:table-cell office:value-type="string">
            <text:p>Savings</text:p>
          </table:table-cell>
        </table:table-row>
      </table:table>
      <table:table table:name="Savings" table:style-name="ta1" table:print="false"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ount</text:p>
          </table:table-cell>
          <table:table-cell office:value-type="string">
            <text:p>Required</text:p>
          </table:table-cell>
          <table:table-cell office:value-type="string">
            <text:p>Amount Data</text:p>
          </table:table-cell>
          <table:table-cell office:value-type="string">
            <text:p>Required Data</text:p>
          </table:table-cell>
          <table:table-cell/>
          <table:table-cell>
            <draw:frame table:end-cell-address="Savings.Q37" table:end-x="1.009cm" table:end-y="0.456cm" draw:z-index="0" draw:style-name="gr1" svg:width="22.276cm" svg:height="18.549cm" svg:x="0.716cm" svg:y="0cm">
              <draw:object draw:notify-on-update-of-ranges="Savings.A1:Savings.A1 Savings.A2:Savings.A33 Savings.B1:Savings.B1 Savings.B2:Savings.B33 Savings.C1:Savings.C1 Savings.C2:Savings.C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YEAR([Data.A2]) &amp; &quot;&quot; &amp; MONTH([Data.A2])" office:value-type="string" office:string-value="200912">
            <text:p>200912</text:p>
          </table:table-cell>
          <table:table-cell table:formula="of:=[.D2]" office:value-type="float" office:value="0">
            <text:p>0</text:p>
          </table:table-cell>
          <table:table-cell table:formula="of:=[.E2]" office:value-type="float" office:value="0">
            <text:p>0</text:p>
          </table:table-cell>
          <table:table-cell table:formula="of:=IF([Data.D2]=&quot;Savings&quot;;[Data.B2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3]) &amp; &quot;&quot; &amp; MONTH([Data.A3])" office:value-type="string" office:string-value="200912">
            <text:p>200912</text:p>
          </table:table-cell>
          <table:table-cell table:formula="of:=[.B2]+[.D3]" office:value-type="float" office:value="0">
            <text:p>0</text:p>
          </table:table-cell>
          <table:table-cell table:formula="of:=[.C2]+[.E3]" office:value-type="float" office:value="0">
            <text:p>0</text:p>
          </table:table-cell>
          <table:table-cell table:formula="of:=IF([Data.D3]=&quot;Savings&quot;;[Data.B3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4]) &amp; &quot;&quot; &amp; MONTH([Data.A4])" office:value-type="string" office:string-value="200912">
            <text:p>200912</text:p>
          </table:table-cell>
          <table:table-cell table:formula="of:=[.B3]+[.D4]" office:value-type="float" office:value="0">
            <text:p>0</text:p>
          </table:table-cell>
          <table:table-cell table:formula="of:=[.C3]+[.E4]" office:value-type="float" office:value="0">
            <text:p>0</text:p>
          </table:table-cell>
          <table:table-cell table:formula="of:=IF([Data.D4]=&quot;Savings&quot;;[Data.B4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5]) &amp; &quot;&quot; &amp; MONTH([Data.A5])" office:value-type="string" office:string-value="200912">
            <text:p>200912</text:p>
          </table:table-cell>
          <table:table-cell table:formula="of:=[.B4]+[.D5]" office:value-type="float" office:value="10">
            <text:p>10</text:p>
          </table:table-cell>
          <table:table-cell table:formula="of:=[.C4]+[.E5]" office:value-type="float" office:value="0">
            <text:p>0</text:p>
          </table:table-cell>
          <table:table-cell table:formula="of:=IF([Data.D5]=&quot;Savings&quot;;[Data.B5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6]) &amp; &quot;&quot; &amp; MONTH([Data.A6])" office:value-type="string" office:string-value="200912">
            <text:p>200912</text:p>
          </table:table-cell>
          <table:table-cell table:formula="of:=[.B5]+[.D6]" office:value-type="float" office:value="10">
            <text:p>10</text:p>
          </table:table-cell>
          <table:table-cell table:formula="of:=[.C5]+[.E6]" office:value-type="float" office:value="0">
            <text:p>0</text:p>
          </table:table-cell>
          <table:table-cell table:formula="of:=IF([Data.D6]=&quot;Savings&quot;;[Data.B6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7]) &amp; &quot;&quot; &amp; MONTH([Data.A7])" office:value-type="string" office:string-value="200912">
            <text:p>200912</text:p>
          </table:table-cell>
          <table:table-cell table:formula="of:=[.B6]+[.D7]" office:value-type="float" office:value="10">
            <text:p>10</text:p>
          </table:table-cell>
          <table:table-cell table:formula="of:=[.C6]+[.E7]" office:value-type="float" office:value="30">
            <text:p>30</text:p>
          </table:table-cell>
          <table:table-cell table:formula="of:=IF([Data.D7]=&quot;Savings&quot;;[Data.B7]*-1; 0)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formula="of:=YEAR([Data.A8]) &amp; &quot;&quot; &amp; MONTH([Data.A8])" office:value-type="string" office:string-value="200911">
            <text:p>200911</text:p>
          </table:table-cell>
          <table:table-cell table:formula="of:=[.B7]+[.D8]" office:value-type="float" office:value="20">
            <text:p>20</text:p>
          </table:table-cell>
          <table:table-cell table:formula="of:=[.C7]+[.E8]" office:value-type="float" office:value="30">
            <text:p>30</text:p>
          </table:table-cell>
          <table:table-cell table:formula="of:=IF([Data.D8]=&quot;Savings&quot;;[Data.B8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9]) &amp; &quot;&quot; &amp; MONTH([Data.A9])" office:value-type="string" office:string-value="200911">
            <text:p>200911</text:p>
          </table:table-cell>
          <table:table-cell table:formula="of:=[.B8]+[.D9]" office:value-type="float" office:value="21">
            <text:p>21</text:p>
          </table:table-cell>
          <table:table-cell table:formula="of:=[.C8]+[.E9]" office:value-type="float" office:value="30">
            <text:p>30</text:p>
          </table:table-cell>
          <table:table-cell table:formula="of:=IF([Data.D9]=&quot;Savings&quot;;[Data.B9]*-1; 0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0]) &amp; &quot;&quot; &amp; MONTH([Data.A10])" office:value-type="string" office:string-value="200911">
            <text:p>200911</text:p>
          </table:table-cell>
          <table:table-cell table:formula="of:=[.B9]+[.D10]" office:value-type="float" office:value="21">
            <text:p>21</text:p>
          </table:table-cell>
          <table:table-cell table:formula="of:=[.C9]+[.E10]" office:value-type="float" office:value="30">
            <text:p>30</text:p>
          </table:table-cell>
          <table:table-cell table:formula="of:=IF([Data.D10]=&quot;Savings&quot;;[Data.B10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1]) &amp; &quot;&quot; &amp; MONTH([Data.A11])" office:value-type="string" office:string-value="200911">
            <text:p>200911</text:p>
          </table:table-cell>
          <table:table-cell table:formula="of:=[.B10]+[.D11]" office:value-type="float" office:value="21">
            <text:p>21</text:p>
          </table:table-cell>
          <table:table-cell table:formula="of:=[.C10]+[.E11]" office:value-type="float" office:value="30">
            <text:p>30</text:p>
          </table:table-cell>
          <table:table-cell table:formula="of:=IF([Data.D11]=&quot;Savings&quot;;[Data.B11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2]) &amp; &quot;&quot; &amp; MONTH([Data.A12])" office:value-type="string" office:string-value="200911">
            <text:p>200911</text:p>
          </table:table-cell>
          <table:table-cell table:formula="of:=[.B11]+[.D12]" office:value-type="float" office:value="21">
            <text:p>21</text:p>
          </table:table-cell>
          <table:table-cell table:formula="of:=[.C11]+[.E12]" office:value-type="float" office:value="30">
            <text:p>30</text:p>
          </table:table-cell>
          <table:table-cell table:formula="of:=IF([Data.D12]=&quot;Savings&quot;;[Data.B12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3]) &amp; &quot;&quot; &amp; MONTH([Data.A13])" office:value-type="string" office:string-value="200911">
            <text:p>200911</text:p>
          </table:table-cell>
          <table:table-cell table:formula="of:=[.B12]+[.D13]" office:value-type="float" office:value="31">
            <text:p>31</text:p>
          </table:table-cell>
          <table:table-cell table:formula="of:=[.C12]+[.E13]" office:value-type="float" office:value="30">
            <text:p>30</text:p>
          </table:table-cell>
          <table:table-cell table:formula="of:=IF([Data.D13]=&quot;Savings&quot;;[Data.B13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4]) &amp; &quot;&quot; &amp; MONTH([Data.A14])" office:value-type="string" office:string-value="200911">
            <text:p>200911</text:p>
          </table:table-cell>
          <table:table-cell table:formula="of:=[.B13]+[.D14]" office:value-type="float" office:value="31">
            <text:p>31</text:p>
          </table:table-cell>
          <table:table-cell table:formula="of:=[.C13]+[.E14]" office:value-type="float" office:value="30">
            <text:p>30</text:p>
          </table:table-cell>
          <table:table-cell table:formula="of:=IF([Data.D14]=&quot;Savings&quot;;[Data.B14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5]) &amp; &quot;&quot; &amp; MONTH([Data.A15])" office:value-type="string" office:string-value="200911">
            <text:p>200911</text:p>
          </table:table-cell>
          <table:table-cell table:formula="of:=[.B14]+[.D15]" office:value-type="float" office:value="31">
            <text:p>31</text:p>
          </table:table-cell>
          <table:table-cell table:formula="of:=[.C14]+[.E15]" office:value-type="float" office:value="30">
            <text:p>30</text:p>
          </table:table-cell>
          <table:table-cell table:formula="of:=IF([Data.D15]=&quot;Savings&quot;;[Data.B15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6]) &amp; &quot;&quot; &amp; MONTH([Data.A16])" office:value-type="string" office:string-value="200911">
            <text:p>200911</text:p>
          </table:table-cell>
          <table:table-cell table:formula="of:=[.B15]+[.D16]" office:value-type="float" office:value="41">
            <text:p>41</text:p>
          </table:table-cell>
          <table:table-cell table:formula="of:=[.C15]+[.E16]" office:value-type="float" office:value="30">
            <text:p>30</text:p>
          </table:table-cell>
          <table:table-cell table:formula="of:=IF([Data.D16]=&quot;Savings&quot;;[Data.B16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7]) &amp; &quot;&quot; &amp; MONTH([Data.A17])" office:value-type="string" office:string-value="200911">
            <text:p>200911</text:p>
          </table:table-cell>
          <table:table-cell table:formula="of:=[.B16]+[.D17]" office:value-type="float" office:value="41">
            <text:p>41</text:p>
          </table:table-cell>
          <table:table-cell table:formula="of:=[.C16]+[.E17]" office:value-type="float" office:value="30">
            <text:p>30</text:p>
          </table:table-cell>
          <table:table-cell table:formula="of:=IF([Data.D17]=&quot;Savings&quot;;[Data.B17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8]) &amp; &quot;&quot; &amp; MONTH([Data.A18])" office:value-type="string" office:string-value="200911">
            <text:p>200911</text:p>
          </table:table-cell>
          <table:table-cell table:formula="of:=[.B17]+[.D18]" office:value-type="float" office:value="41">
            <text:p>41</text:p>
          </table:table-cell>
          <table:table-cell table:formula="of:=[.C17]+[.E18]" office:value-type="float" office:value="30">
            <text:p>30</text:p>
          </table:table-cell>
          <table:table-cell table:formula="of:=IF([Data.D18]=&quot;Savings&quot;;[Data.B18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19]) &amp; &quot;&quot; &amp; MONTH([Data.A19])" office:value-type="string" office:string-value="200911">
            <text:p>200911</text:p>
          </table:table-cell>
          <table:table-cell table:formula="of:=[.B18]+[.D19]" office:value-type="float" office:value="51">
            <text:p>51</text:p>
          </table:table-cell>
          <table:table-cell table:formula="of:=[.C18]+[.E19]" office:value-type="float" office:value="30">
            <text:p>30</text:p>
          </table:table-cell>
          <table:table-cell table:formula="of:=IF([Data.D19]=&quot;Savings&quot;;[Data.B19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0]) &amp; &quot;&quot; &amp; MONTH([Data.A20])" office:value-type="string" office:string-value="200911">
            <text:p>200911</text:p>
          </table:table-cell>
          <table:table-cell table:formula="of:=[.B19]+[.D20]" office:value-type="float" office:value="51">
            <text:p>51</text:p>
          </table:table-cell>
          <table:table-cell table:formula="of:=[.C19]+[.E20]" office:value-type="float" office:value="30">
            <text:p>30</text:p>
          </table:table-cell>
          <table:table-cell table:formula="of:=IF([Data.D20]=&quot;Savings&quot;;[Data.B20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1]) &amp; &quot;&quot; &amp; MONTH([Data.A21])" office:value-type="string" office:string-value="200911">
            <text:p>200911</text:p>
          </table:table-cell>
          <table:table-cell table:formula="of:=[.B20]+[.D21]" office:value-type="float" office:value="51">
            <text:p>51</text:p>
          </table:table-cell>
          <table:table-cell table:formula="of:=[.C20]+[.E21]" office:value-type="float" office:value="60">
            <text:p>60</text:p>
          </table:table-cell>
          <table:table-cell table:formula="of:=IF([Data.D21]=&quot;Savings&quot;;[Data.B21]*-1; 0)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formula="of:=YEAR([Data.A22]) &amp; &quot;&quot; &amp; MONTH([Data.A22])" office:value-type="string" office:string-value="200911">
            <text:p>200911</text:p>
          </table:table-cell>
          <table:table-cell table:formula="of:=[.B21]+[.D22]" office:value-type="float" office:value="51">
            <text:p>51</text:p>
          </table:table-cell>
          <table:table-cell table:formula="of:=[.C21]+[.E22]" office:value-type="float" office:value="60">
            <text:p>60</text:p>
          </table:table-cell>
          <table:table-cell table:formula="of:=IF([Data.D22]=&quot;Savings&quot;;[Data.B22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3]) &amp; &quot;&quot; &amp; MONTH([Data.A23])" office:value-type="string" office:string-value="200910">
            <text:p>200910</text:p>
          </table:table-cell>
          <table:table-cell table:formula="of:=[.B22]+[.D23]" office:value-type="float" office:value="61">
            <text:p>61</text:p>
          </table:table-cell>
          <table:table-cell table:formula="of:=[.C22]+[.E23]" office:value-type="float" office:value="60">
            <text:p>60</text:p>
          </table:table-cell>
          <table:table-cell table:formula="of:=IF([Data.D23]=&quot;Savings&quot;;[Data.B23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4]) &amp; &quot;&quot; &amp; MONTH([Data.A24])" office:value-type="string" office:string-value="200910">
            <text:p>200910</text:p>
          </table:table-cell>
          <table:table-cell table:formula="of:=[.B23]+[.D24]" office:value-type="float" office:value="62">
            <text:p>62</text:p>
          </table:table-cell>
          <table:table-cell table:formula="of:=[.C23]+[.E24]" office:value-type="float" office:value="60">
            <text:p>60</text:p>
          </table:table-cell>
          <table:table-cell table:formula="of:=IF([Data.D24]=&quot;Savings&quot;;[Data.B24]*-1; 0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5]) &amp; &quot;&quot; &amp; MONTH([Data.A25])" office:value-type="string" office:string-value="200910">
            <text:p>200910</text:p>
          </table:table-cell>
          <table:table-cell table:formula="of:=[.B24]+[.D25]" office:value-type="float" office:value="72">
            <text:p>72</text:p>
          </table:table-cell>
          <table:table-cell table:formula="of:=[.C24]+[.E25]" office:value-type="float" office:value="60">
            <text:p>60</text:p>
          </table:table-cell>
          <table:table-cell table:formula="of:=IF([Data.D25]=&quot;Savings&quot;;[Data.B25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6]) &amp; &quot;&quot; &amp; MONTH([Data.A26])" office:value-type="string" office:string-value="200910">
            <text:p>200910</text:p>
          </table:table-cell>
          <table:table-cell table:formula="of:=[.B25]+[.D26]" office:value-type="float" office:value="72">
            <text:p>72</text:p>
          </table:table-cell>
          <table:table-cell table:formula="of:=[.C25]+[.E26]" office:value-type="float" office:value="60">
            <text:p>60</text:p>
          </table:table-cell>
          <table:table-cell table:formula="of:=IF([Data.D26]=&quot;Savings&quot;;[Data.B26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7]) &amp; &quot;&quot; &amp; MONTH([Data.A27])" office:value-type="string" office:string-value="200910">
            <text:p>200910</text:p>
          </table:table-cell>
          <table:table-cell table:formula="of:=[.B26]+[.D27]" office:value-type="float" office:value="72">
            <text:p>72</text:p>
          </table:table-cell>
          <table:table-cell table:formula="of:=[.C26]+[.E27]" office:value-type="float" office:value="60">
            <text:p>60</text:p>
          </table:table-cell>
          <table:table-cell table:formula="of:=IF([Data.D27]=&quot;Savings&quot;;[Data.B27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8]) &amp; &quot;&quot; &amp; MONTH([Data.A28])" office:value-type="string" office:string-value="200910">
            <text:p>200910</text:p>
          </table:table-cell>
          <table:table-cell table:formula="of:=[.B27]+[.D28]" office:value-type="float" office:value="72">
            <text:p>72</text:p>
          </table:table-cell>
          <table:table-cell table:formula="of:=[.C27]+[.E28]" office:value-type="float" office:value="60">
            <text:p>60</text:p>
          </table:table-cell>
          <table:table-cell table:formula="of:=IF([Data.D28]=&quot;Savings&quot;;[Data.B28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29]) &amp; &quot;&quot; &amp; MONTH([Data.A29])" office:value-type="string" office:string-value="200910">
            <text:p>200910</text:p>
          </table:table-cell>
          <table:table-cell table:formula="of:=[.B28]+[.D29]" office:value-type="float" office:value="82">
            <text:p>82</text:p>
          </table:table-cell>
          <table:table-cell table:formula="of:=[.C28]+[.E29]" office:value-type="float" office:value="60">
            <text:p>60</text:p>
          </table:table-cell>
          <table:table-cell table:formula="of:=IF([Data.D29]=&quot;Savings&quot;;[Data.B29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30]) &amp; &quot;&quot; &amp; MONTH([Data.A30])" office:value-type="string" office:string-value="200910">
            <text:p>200910</text:p>
          </table:table-cell>
          <table:table-cell table:formula="of:=[.B29]+[.D30]" office:value-type="float" office:value="82">
            <text:p>82</text:p>
          </table:table-cell>
          <table:table-cell table:formula="of:=[.C29]+[.E30]" office:value-type="float" office:value="60">
            <text:p>60</text:p>
          </table:table-cell>
          <table:table-cell table:formula="of:=IF([Data.D30]=&quot;Savings&quot;;[Data.B30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31]) &amp; &quot;&quot; &amp; MONTH([Data.A31])" office:value-type="string" office:string-value="200910">
            <text:p>200910</text:p>
          </table:table-cell>
          <table:table-cell table:formula="of:=[.B30]+[.D31]" office:value-type="float" office:value="92">
            <text:p>92</text:p>
          </table:table-cell>
          <table:table-cell table:formula="of:=[.C30]+[.E31]" office:value-type="float" office:value="60">
            <text:p>60</text:p>
          </table:table-cell>
          <table:table-cell table:formula="of:=IF([Data.D31]=&quot;Savings&quot;;[Data.B31]*-1; 0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32]) &amp; &quot;&quot; &amp; MONTH([Data.A32])" office:value-type="string" office:string-value="200910">
            <text:p>200910</text:p>
          </table:table-cell>
          <table:table-cell table:formula="of:=[.B31]+[.D32]" office:value-type="float" office:value="92">
            <text:p>92</text:p>
          </table:table-cell>
          <table:table-cell table:formula="of:=[.C31]+[.E32]" office:value-type="float" office:value="60">
            <text:p>60</text:p>
          </table:table-cell>
          <table:table-cell table:formula="of:=IF([Data.D32]=&quot;Savings&quot;;[Data.B32]*-1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YEAR([Data.A33]) &amp; &quot;&quot; &amp; MONTH([Data.A33])" office:value-type="string" office:string-value="200910">
            <text:p>200910</text:p>
          </table:table-cell>
          <table:table-cell table:formula="of:=[.B32]+[.D33]" office:value-type="float" office:value="102">
            <text:p>102</text:p>
          </table:table-cell>
          <table:table-cell table:formula="of:=[.C32]+[.E33]" office:value-type="float" office:value="90">
            <text:p>90</text:p>
          </table:table-cell>
          <table:table-cell table:formula="of:=IF([Data.D33]=&quot;Savings&quot;;[Data.B33]*-1; 0)"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</table:table>
      <table:table table:name="Expenditure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Amount Data</text:p>
          </table:table-cell>
        </table:table-row>
        <table:table-row table:style-name="ro1">
          <table:table-cell table:formula="of:=[Data.D2]" office:value-type="string" office:string-value="Zoe">
            <text:p>Zoe</text:p>
          </table:table-cell>
          <table:table-cell table:formula="of:=[Data.B2]" office:value-type="string" office:string-value="-10.00">
            <text:p>-10.00</text:p>
          </table:table-cell>
        </table:table-row>
        <table:table-row table:style-name="ro1">
          <table:table-cell table:formula="of:=[Data.D3]" office:value-type="string" office:string-value="Rates">
            <text:p>Rates</text:p>
          </table:table-cell>
          <table:table-cell table:formula="of:=[Data.B3]" office:value-type="string" office:string-value="-129.16">
            <text:p>-129.16</text:p>
          </table:table-cell>
        </table:table-row>
        <table:table-row table:style-name="ro1">
          <table:table-cell table:formula="of:=[Data.D4]" office:value-type="string" office:string-value="Gardening">
            <text:p>Gardening</text:p>
          </table:table-cell>
          <table:table-cell table:formula="of:=[Data.B4]" office:value-type="string" office:string-value="-400.00">
            <text:p>-400.00</text:p>
          </table:table-cell>
        </table:table-row>
        <table:table-row table:style-name="ro1">
          <table:table-cell table:formula="of:=[Data.D5]" office:value-type="string" office:string-value="Savings">
            <text:p>Savings</text:p>
          </table:table-cell>
          <table:table-cell table:formula="of:=[Data.B5]" office:value-type="string" office:string-value="-10.00">
            <text:p>-10.00</text:p>
          </table:table-cell>
        </table:table-row>
        <table:table-row table:style-name="ro1">
          <table:table-cell table:formula="of:=[Data.D6]" office:value-type="string" office:string-value="Tower">
            <text:p>Tower</text:p>
          </table:table-cell>
          <table:table-cell table:formula="of:=[Data.B6]" office:value-type="string" office:string-value="-100.00">
            <text:p>-100.00</text:p>
          </table:table-cell>
        </table:table-row>
        <table:table-row table:style-name="ro1">
          <table:table-cell table:formula="of:=[Data.D7]" office:value-type="string" office:string-value="Tower">
            <text:p>Tower</text:p>
          </table:table-cell>
          <table:table-cell table:formula="of:=[Data.B7]" office:value-type="string" office:string-value="-100.00">
            <text:p>-100.00</text:p>
          </table:table-cell>
        </table:table-row>
        <table:table-row table:style-name="ro1">
          <table:table-cell table:formula="of:=[Data.D8]" office:value-type="string" office:string-value="Savings">
            <text:p>Savings</text:p>
          </table:table-cell>
          <table:table-cell table:formula="of:=[Data.B8]" office:value-type="string" office:string-value="-10.00">
            <text:p>-10.00</text:p>
          </table:table-cell>
        </table:table-row>
        <table:table-row table:style-name="ro1">
          <table:table-cell table:formula="of:=[Data.D9]" office:value-type="string" office:string-value="Savings">
            <text:p>Savings</text:p>
          </table:table-cell>
          <table:table-cell table:formula="of:=[Data.B9]" office:value-type="string" office:string-value="-1.00">
            <text:p>-1.00</text:p>
          </table:table-cell>
        </table:table-row>
        <table:table-row table:style-name="ro1">
          <table:table-cell table:formula="of:=[Data.D10]" office:value-type="string" office:string-value="Fees">
            <text:p>Fees</text:p>
          </table:table-cell>
          <table:table-cell table:formula="of:=[Data.B10]" office:value-type="string" office:string-value="-3.05">
            <text:p>-3.05</text:p>
          </table:table-cell>
        </table:table-row>
        <table:table-row table:style-name="ro1">
          <table:table-cell table:formula="of:=[Data.D11]" office:value-type="string" office:string-value="Fees">
            <text:p>Fees</text:p>
          </table:table-cell>
          <table:table-cell table:formula="of:=[Data.B11]" office:value-type="string" office:string-value="-5.20">
            <text:p>-5.20</text:p>
          </table:table-cell>
        </table:table-row>
        <table:table-row table:style-name="ro1">
          <table:table-cell table:formula="of:=[Data.D12]" office:value-type="string" office:string-value="Fees">
            <text:p>Fees</text:p>
          </table:table-cell>
          <table:table-cell table:formula="of:=[Data.B12]" office:value-type="string" office:string-value="-3.50">
            <text:p>-3.50</text:p>
          </table:table-cell>
        </table:table-row>
        <table:table-row table:style-name="ro1">
          <table:table-cell table:formula="of:=[Data.D13]" office:value-type="string" office:string-value="Savings">
            <text:p>Savings</text:p>
          </table:table-cell>
          <table:table-cell table:formula="of:=[Data.B13]" office:value-type="string" office:string-value="-10.00">
            <text:p>-10.00</text:p>
          </table:table-cell>
        </table:table-row>
        <table:table-row table:style-name="ro1">
          <table:table-cell table:formula="of:=[Data.D14]" office:value-type="string" office:string-value="Mortgage">
            <text:p>Mortgage</text:p>
          </table:table-cell>
          <table:table-cell table:formula="of:=[Data.B14]" office:value-type="string" office:string-value="-5000.00">
            <text:p>-5000.00</text:p>
          </table:table-cell>
        </table:table-row>
        <table:table-row table:style-name="ro1">
          <table:table-cell table:formula="of:=[Data.D15]" office:value-type="string" office:string-value="Mortgage">
            <text:p>Mortgage</text:p>
          </table:table-cell>
          <table:table-cell table:formula="of:=[Data.B15]" office:value-type="string" office:string-value="-5000.00">
            <text:p>-5000.00</text:p>
          </table:table-cell>
        </table:table-row>
        <table:table-row table:style-name="ro1">
          <table:table-cell table:formula="of:=[Data.D16]" office:value-type="string" office:string-value="Savings">
            <text:p>Savings</text:p>
          </table:table-cell>
          <table:table-cell table:formula="of:=[Data.B16]" office:value-type="string" office:string-value="-10.00">
            <text:p>-10.00</text:p>
          </table:table-cell>
        </table:table-row>
        <table:table-row table:style-name="ro1">
          <table:table-cell table:formula="of:=[Data.D17]" office:value-type="string" office:string-value="Royalties">
            <text:p>Royalties</text:p>
          </table:table-cell>
          <table:table-cell table:formula="of:=[Data.B17]" office:value-type="string" office:string-value="3.54">
            <text:p>3.54</text:p>
          </table:table-cell>
        </table:table-row>
        <table:table-row table:style-name="ro1">
          <table:table-cell table:formula="of:=[Data.D18]" office:value-type="string" office:string-value="Rates">
            <text:p>Rates</text:p>
          </table:table-cell>
          <table:table-cell table:formula="of:=[Data.B18]" office:value-type="string" office:string-value="-129.16">
            <text:p>-129.16</text:p>
          </table:table-cell>
        </table:table-row>
        <table:table-row table:style-name="ro1">
          <table:table-cell table:formula="of:=[Data.D19]" office:value-type="string" office:string-value="Savings">
            <text:p>Savings</text:p>
          </table:table-cell>
          <table:table-cell table:formula="of:=[Data.B19]" office:value-type="string" office:string-value="-10.00">
            <text:p>-10.00</text:p>
          </table:table-cell>
        </table:table-row>
        <table:table-row table:style-name="ro1">
          <table:table-cell table:formula="of:=[Data.D20]" office:value-type="string" office:string-value="Pounds">
            <text:p>Pounds</text:p>
          </table:table-cell>
          <table:table-cell table:formula="of:=[Data.B20]" office:value-type="string" office:string-value="11289.00">
            <text:p>11289.00</text:p>
          </table:table-cell>
        </table:table-row>
        <table:table-row table:style-name="ro1">
          <table:table-cell table:formula="of:=[Data.D21]" office:value-type="string" office:string-value="Tower">
            <text:p>Tower</text:p>
          </table:table-cell>
          <table:table-cell table:formula="of:=[Data.B21]" office:value-type="string" office:string-value="-100.00">
            <text:p>-100.00</text:p>
          </table:table-cell>
        </table:table-row>
        <table:table-row table:style-name="ro1">
          <table:table-cell table:formula="of:=[Data.D22]" office:value-type="string" office:string-value="Tower">
            <text:p>Tower</text:p>
          </table:table-cell>
          <table:table-cell table:formula="of:=[Data.B22]" office:value-type="string" office:string-value="-100.00">
            <text:p>-100.00</text:p>
          </table:table-cell>
        </table:table-row>
        <table:table-row table:style-name="ro1">
          <table:table-cell table:formula="of:=[Data.D23]" office:value-type="string" office:string-value="Savings">
            <text:p>Savings</text:p>
          </table:table-cell>
          <table:table-cell table:formula="of:=[Data.B23]" office:value-type="string" office:string-value="-10.00">
            <text:p>-10.00</text:p>
          </table:table-cell>
        </table:table-row>
        <table:table-row table:style-name="ro1">
          <table:table-cell table:formula="of:=[Data.D24]" office:value-type="string" office:string-value="Savings">
            <text:p>Savings</text:p>
          </table:table-cell>
          <table:table-cell table:formula="of:=[Data.B24]" office:value-type="string" office:string-value="-1.00">
            <text:p>-1.00</text:p>
          </table:table-cell>
        </table:table-row>
        <table:table-row table:style-name="ro1">
          <table:table-cell table:formula="of:=[Data.D25]" office:value-type="string" office:string-value="Savings">
            <text:p>Savings</text:p>
          </table:table-cell>
          <table:table-cell table:formula="of:=[Data.B25]" office:value-type="string" office:string-value="-10.00">
            <text:p>-10.00</text:p>
          </table:table-cell>
        </table:table-row>
        <table:table-row table:style-name="ro1">
          <table:table-cell table:formula="of:=[Data.D26]" office:value-type="string" office:string-value="Fees">
            <text:p>Fees</text:p>
          </table:table-cell>
          <table:table-cell table:formula="of:=[Data.B26]" office:value-type="string" office:string-value="-3.15">
            <text:p>-3.15</text:p>
          </table:table-cell>
        </table:table-row>
        <table:table-row table:style-name="ro1">
          <table:table-cell table:formula="of:=[Data.D27]" office:value-type="string" office:string-value="Fees">
            <text:p>Fees</text:p>
          </table:table-cell>
          <table:table-cell table:formula="of:=[Data.B27]" office:value-type="string" office:string-value="-3.60">
            <text:p>-3.60</text:p>
          </table:table-cell>
        </table:table-row>
        <table:table-row table:style-name="ro1">
          <table:table-cell table:formula="of:=[Data.D28]" office:value-type="string" office:string-value="Fees">
            <text:p>Fees</text:p>
          </table:table-cell>
          <table:table-cell table:formula="of:=[Data.B28]" office:value-type="string" office:string-value="-3.50">
            <text:p>-3.50</text:p>
          </table:table-cell>
        </table:table-row>
        <table:table-row table:style-name="ro1">
          <table:table-cell table:formula="of:=[Data.D29]" office:value-type="string" office:string-value="Savings">
            <text:p>Savings</text:p>
          </table:table-cell>
          <table:table-cell table:formula="of:=[Data.B29]" office:value-type="string" office:string-value="-10.00">
            <text:p>-10.00</text:p>
          </table:table-cell>
        </table:table-row>
        <table:table-row table:style-name="ro1">
          <table:table-cell table:formula="of:=[Data.D30]" office:value-type="string" office:string-value="Interest">
            <text:p>Interest</text:p>
          </table:table-cell>
          <table:table-cell table:formula="of:=[Data.B30]" office:value-type="string" office:string-value="22.51">
            <text:p>22.51</text:p>
          </table:table-cell>
        </table:table-row>
        <table:table-row table:style-name="ro1">
          <table:table-cell table:formula="of:=[Data.D31]" office:value-type="string" office:string-value="Savings">
            <text:p>Savings</text:p>
          </table:table-cell>
          <table:table-cell table:formula="of:=[Data.B31]" office:value-type="string" office:string-value="-10.00">
            <text:p>-10.00</text:p>
          </table:table-cell>
        </table:table-row>
        <table:table-row table:style-name="ro1">
          <table:table-cell table:formula="of:=[Data.D32]" office:value-type="string" office:string-value="Rates">
            <text:p>Rates</text:p>
          </table:table-cell>
          <table:table-cell table:formula="of:=[Data.B32]" office:value-type="string" office:string-value="-129.16">
            <text:p>-129.16</text:p>
          </table:table-cell>
        </table:table-row>
        <table:table-row table:style-name="ro1">
          <table:table-cell table:formula="of:=[Data.D33]" office:value-type="string" office:string-value="Savings">
            <text:p>Savings</text:p>
          </table:table-cell>
          <table:table-cell table:formula="of:=[Data.B33]" office:value-type="string" office:string-value="-10.00">
            <text:p>-1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/12/2009</text:date>, <text:time>08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7T08:58:34</dc:date>
    <dc:creator>g </dc:creator>
    <meta:generator>OpenOffice.org/3.1$Unix OpenOffice.org_project/310m19$Build-9420</meta:generator>
    <meta:editing-duration>PT01H48M26S</meta:editing-duration>
    <meta:editing-cycles>15</meta:editing-cycles>
    <meta:document-statistic meta:table-count="3" meta:cell-count="4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277cm" svg:height="18.55cm" chart:class="chart:line" chart:style-name="ch1">
        <chart:legend chart:legend-position="end" svg:x="20.018cm" svg:y="8.727cm" chart:style-name="ch2"/>
        <chart:plot-area chart:style-name="ch3" table:cell-range-address="Savings.A1:Savings.C33" chart:data-source-has-labels="both" svg:x="0.445cm" svg:y="0.371cm" svg:width="19.129cm" svg:height="17.437cm">
          <chart:axis chart:dimension="x" chart:name="primary-x" chart:style-name="ch4">
            <chart:categories table:cell-range-address="Savings.A2:Savings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avings.B2:Savings.B33" chart:label-cell-address="Savings.B1:Savings.B1" chart:class="chart:line">
            <chart:data-point chart:repeated="32"/>
          </chart:series>
          <chart:series chart:style-name="ch7" chart:values-cell-range-address="Savings.C2:Savings.C33" chart:label-cell-address="Savings.C1:Savings.C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vings.B1:Savings.B1">Amount</text:p>
              </table:table-cell>
              <table:table-cell office:value-type="string">
                <text:p text:id="Savings.C1:Savings.C1">Required</text:p>
              </table:table-cell>
            </table:table-row>
          </table:table-header-rows>
          <table:table-rows>
            <table:table-row>
              <table:table-cell office:value-type="string">
                <text:p text:id="Savings.A2:Savings.A33">200912</text:p>
              </table:table-cell>
              <table:table-cell office:value-type="float" office:value="0">
                <text:p text:id="Savings.B2:Savings.B33">0</text:p>
              </table:table-cell>
              <table:table-cell office:value-type="float" office:value="0">
                <text:p text:id="Savings.C2:Savings.C33">0</text:p>
              </table:table-cell>
            </table:table-row>
            <table:table-row>
              <table:table-cell office:value-type="string">
                <text:p>200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12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1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10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